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Helper.ParameterHelper( MBeanParameterInfo [ ] 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Helper.setDescription( int index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